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84.77mm"/>
    </style:style>
    <style:style style:name="co2" style:family="table-column">
      <style:table-column-properties fo:break-before="auto" style:column-width="41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TART_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VIEWING_CLASS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movie</text:p>
          </table:table-cell>
          <table:table-cell table:number-columns-repeated="2"/>
          <table:table-cell office:value-type="string" calcext:value-type="string">
            <text:p>ho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GYO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N IDENTITY</text:p>
          </table:table-cell>
          <table:table-cell office:value-type="string" calcext:value-type="string">
            <text:p>tv series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N LEGACY</text:p>
          </table:table-cell>
          <table:table-cell office:value-type="string" calcext:value-type="string">
            <text:p>tv series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N SUPREMACY</text:p>
          </table:table-cell>
          <table:table-cell office:value-type="string" calcext:value-type="string">
            <text:p>tv series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N ULTIMATUM</text:p>
          </table:table-cell>
          <table:table-cell office:value-type="string" calcext:value-type="string">
            <text:p>tv series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ON BORN</text:p>
          </table:table-cell>
          <table:table-cell office:value-type="string" calcext:value-type="string">
            <text:p>tv series</text:p>
          </table:table-cell>
          <table:table-cell office:value-type="float" office:value="130" calcext:value-type="float">
            <text:p>130</text:p>
          </table:table-cell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eundae</text:p>
          </table:table-cell>
          <table:table-cell office:value-type="string" calcext:value-type="string">
            <text:p>movie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Taste of Money</text:p>
          </table:table-cell>
          <table:table-cell office:value-type="string" calcext:value-type="string">
            <text:p>movie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Saw The Devil</text:p>
          </table:table-cell>
          <table:table-cell office:value-type="string" calcext:value-type="string">
            <text:p>movie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maryTitl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mencit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smith Scen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 Jerry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lown Barb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rby 1895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smith Scen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Se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ing of the Kiel Canal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's Dinn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ck Riding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ing the Flower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akening of Rip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 Bathing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all Gam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net Horse Fair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cing Darkie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cing Girl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 serpentin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sinateur express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sinateur: Chamberlain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sinateur: Reine Victoria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sinateur: Von Bismark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oading the Boa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 No Bill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obiles Starting a Rac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ing a Boat on the Riv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ard Wash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dener Burning Weed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ch and Pier at Trouville, 1st part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ch and Pier at Trouville, 2nd part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et Da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ouse of the Devil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 Leaving Sleepy Hollow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 Meeting the Dwarf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 Passing Over the Mountain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's Toast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's Toast to Hudson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's Twenty Years' Sleep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nch Regiment Going to the Parad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cue on the River, Pt. 2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cue on the River, Pt. 1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bourn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s de Ver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ce de la Bastill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each at Villiers in a Gal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ter than the Teacher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 Hours at Vibert's Perfume Factor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juring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errible Railway Acciden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 Old Boo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tribulations d'un concierg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demy for Young Ladie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 petit diabl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eur judiciair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rrible Nigh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d Part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voiture du poti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Wandering Negro Minstrel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Watermelon Feas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ewitched Inn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ignade dans le torren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t libell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alo Bill and Escor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cambrioleur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 class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cocher de fiacre endormi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rbett-Fitzsimmons Figh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Coucher d'Yvett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 fleur de lotu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ust et Marguerit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allucinated Alchemis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aunted Castl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ley Regatta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ypnotist at Work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dly Managed Hotel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yll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ylle interrompu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vil's Laborator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ast Days of Pompeii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agara Fall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planton du colonel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ins' Tea Part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X-Ray Fiend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 of Santiago Ba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ea Cave Near Lisbon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ttania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urglar on the Roof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avalier's Dream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ave of the Demon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chemin de croix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derell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rsican Brother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pple Creek Bar-Room Scen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sert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rote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la Lola, a la Trilby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ress Train on a Railway Cutting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farces de Jocko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ust and Mephistophele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flagellation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asgow Fire Engin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 corrida de toro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 War Council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jardin des olivier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 vous y prrrrends!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don Expres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iller and Chimney Sweep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otographing a Ghos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ovice at X-ray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rip to the Moon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da do Paquete Duque de Braganca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ring Down the Spanish Flag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s and Spray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'affaire Dreyfu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ddin and the Wonderful Lamp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Artist and the Flower Girl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pectos da Praia de Cascai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 cabare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'aveugl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field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uty and the Beas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t Rac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mbardment of Mafeking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bonne absinth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y at the Ba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derell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uguese Railway Train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chiffonni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patra's Tomb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ggard's She: The Pillar of Fir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crucifiemen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dangers de l'alcoolism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 serpentine par Mme. Bob Walt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ributing a War Extr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descente de croix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Sign of the Cros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aunted Hous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urn of the Century Illusionis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 John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Kiss in the Tunnel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egac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egada del vapor Bellver a Mallorc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es: An Appeal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mauvaise soup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iser's Doom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naie de lapin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orama from the Tower of the Brooklyn Bridg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tondeur de chien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tonneli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Midnight Episod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 lunch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oning the Spirit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ove the Limit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ove the Speedwa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Seen Through a Telescop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k on a China Mission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dinag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aille d'oreiller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aille de boules de neig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alo Bill's Show Parade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alo Bill's Wild West Parade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alo Bill's Wild West Parade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alo Bill's Wild West Show</text:p>
          </table:table-cell>
          <table:table-cell office:value-type="string" calcext:value-type="string">
            <text:p>tv ser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z le photograph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nese Magic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lown and the Alchemis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concierg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cher d'une Parisienn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ce de l'ivress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 les coulisse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 du papillon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danse du ventr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 du voil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 serpentin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Enchanted Drawing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ust and Marguerit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votte directoire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dma's Reading Glas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'Habanera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duel d'Hamle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 Hooligan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ouse That Jack Buil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It Feels to Be Run Ov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mmie Hicks and the Rum Omelet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lapin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t Me Dream Again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ressing Extraordinary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vague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ta de la escuadra inglesa a Barcelona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ing Beauty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ffalo Bill's Wild West Show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naval en las rambla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chiens savant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 clowns</text:p>
          </table:table-cell>
          <table:table-cell office:value-type="string" calcext:value-type="string">
            <text:p>mov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cour des miracle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ronation of King Edward VII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se excentriqu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her Goose Nursery Rhyme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 pommier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r secouer la salad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Prince of Darknes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wife to the Upper Classes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olishing and Building Up the Star Theatre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roublesome Fly</text:p>
          </table:table-cell>
          <table:table-cell office:value-type="string" calcext:value-type="string">
            <text:p>knumoviedb original</text:p>
          </table:table-cell>
          <table:table-cell table:number-columns-repeated="5"/>
        </table:table-row>
      </table:table>
      <table:table table:name="시트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00/00/00</text:date>, <text:time style:data-style-name="N2" text:time-value="23:28:17.304789384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22:27:17.196856327</meta:creation-date>
    <dc:date>2020-10-16T01:33:20.612914449</dc:date>
    <meta:editing-duration>PT55M15S</meta:editing-duration>
    <meta:editing-cycles>4</meta:editing-cycles>
    <meta:generator>LibreOffice/6.0.7.3$Linux_X86_64 LibreOffice_project/00m0$Build-3</meta:generator>
    <meta:document-statistic meta:table-count="2" meta:cell-count="457" meta:object-count="0"/>
  </office:meta>
</office:document-meta>
</file>